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15mm" svg:height="88.98mm" svg:x="69.38mm" svg:y="20.72mm">
            <loext:p draw:notify-on-update-of-ranges="Foglio1.A2:Foglio1.A2 Foglio1.A3:Foglio1.A7 Foglio1.B2:Foglio1.B2 Foglio1.B3:Foglio1.B7 Foglio1.C2:Foglio1.C2 Foglio1.C3:Foglio1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70.21mm" svg:y="122.98mm">
            <loext:p draw:notify-on-update-of-ranges="Foglio1.A24:Foglio1.A24 Foglio1.A25:Foglio1.A29 Foglio1.B24:Foglio1.B24 Foglio1.B25:Foglio1.B29 Foglio1.C24:Foglio1.C24 Foglio1.C25:Foglio1.C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4"/>
          <table:table-cell office:value-type="string" calcext:value-type="string">
            <text:p>3000x3000</text:p>
          </table:table-cell>
        </table:table-row>
        <table:table-row table:style-name="ro1">
          <table:table-cell office:value-type="string" calcext:value-type="string">
            <text:p># Thread</text:p>
          </table:table-cell>
          <table:table-cell office:value-type="string" calcext:value-type="string">
            <text:p>NO_Task</text:p>
          </table:table-cell>
          <table:table-cell office:value-type="string" calcext:value-type="string">
            <text:p>SI_Tas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7" calcext:value-type="float">
            <text:p>1677</text:p>
          </table:table-cell>
          <table:table-cell office:value-type="float" office:value="1889" calcext:value-type="float">
            <text:p>188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8" calcext:value-type="float">
            <text:p>878</text:p>
          </table:table-cell>
          <table:table-cell office:value-type="float" office:value="988" calcext:value-type="float">
            <text:p>98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5" calcext:value-type="float">
            <text:p>885</text:p>
          </table:table-cell>
          <table:table-cell office:value-type="float" office:value="937" calcext:value-type="float">
            <text:p>93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3" calcext:value-type="float">
            <text:p>903</text:p>
          </table:table-cell>
          <table:table-cell office:value-type="float" office:value="968" calcext:value-type="float">
            <text:p>96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2" calcext:value-type="float">
            <text:p>902</text:p>
          </table:table-cell>
          <table:table-cell office:value-type="float" office:value="989" calcext:value-type="float">
            <text:p>989</text:p>
          </table:table-cell>
          <table:table-cell table:number-columns-repeated="2"/>
        </table:table-row>
        <table:table-row table:style-name="ro1" table:number-rows-repeated="15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4000x4000</text:p>
          </table:table-cell>
        </table:table-row>
        <table:table-row table:style-name="ro1">
          <table:table-cell office:value-type="string" calcext:value-type="string">
            <text:p># Thread</text:p>
          </table:table-cell>
          <table:table-cell office:value-type="string" calcext:value-type="string">
            <text:p>NO_Task</text:p>
          </table:table-cell>
          <table:table-cell office:value-type="string" calcext:value-type="string">
            <text:p>SI_Tas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98" calcext:value-type="float">
            <text:p>2998</text:p>
          </table:table-cell>
          <table:table-cell office:value-type="float" office:value="3366" calcext:value-type="float">
            <text:p>336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8" calcext:value-type="float">
            <text:p>1558</text:p>
          </table:table-cell>
          <table:table-cell office:value-type="float" office:value="1754" calcext:value-type="float">
            <text:p>175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69" calcext:value-type="float">
            <text:p>1569</text:p>
          </table:table-cell>
          <table:table-cell office:value-type="float" office:value="1661" calcext:value-type="float">
            <text:p>166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96" calcext:value-type="float">
            <text:p>1596</text:p>
          </table:table-cell>
          <table:table-cell office:value-type="float" office:value="1721" calcext:value-type="float">
            <text:p>172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2" calcext:value-type="float">
            <text:p>1602</text:p>
          </table:table-cell>
          <table:table-cell office:value-type="float" office:value="1752" calcext:value-type="float">
            <text:p>1752</text:p>
          </table:table-cell>
          <table:table-cell table:number-columns-repeated="2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105" calcext:value-type="float">
            <text:p>3105</text:p>
          </table:table-cell>
          <table:table-cell table:style-name="ce1" office:value-type="float" office:value="1848" calcext:value-type="float">
            <text:p>184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4:28:45.480780707</meta:creation-date>
    <dc:date>2019-04-08T15:53:52.833903800</dc:date>
    <meta:editing-duration>PT24M16S</meta:editing-duration>
    <meta:editing-cycles>3</meta:editing-cycles>
    <meta:generator>LibreOffice/5.1.6.2$Linux_X86_64 LibreOffice_project/10m0$Build-2</meta:generator>
    <meta:document-statistic meta:table-count="1" meta:cell-count="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16cm" svg:height="8.899cm" xlink:href=".." xlink:type="simple" chart:class="chart:line" chart:style-name="ch1">
        <chart:legend chart:legend-position="end" svg:x="13.17cm" svg:y="3.901cm" style:legend-expansion="high" chart:style-name="ch2"/>
        <chart:plot-area chart:style-name="ch3" table:cell-range-address="Foglio1.A2:Foglio1.C7" chart:data-source-has-labels="both" svg:x="0.318cm" svg:y="0.177cm" svg:width="12.534cm" svg:height="8.545cm">
          <chartooo:coordinate-region svg:x="1.125cm" svg:y="0.376cm" svg:width="11.355cm" svg:height="7.699cm"/>
          <chart:axis chart:dimension="x" chart:name="primary-x" chart:style-name="ch4" chartooo:axis-type="auto">
            <chartooo:date-scale/>
            <chart:categories table:cell-range-address="Foglio1.A3:Foglio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3:Foglio1.B7" chart:label-cell-address="Foglio1.B2:Foglio1.B2" chart:class="chart:line">
            <chart:data-point chart:repeated="5"/>
          </chart:series>
          <chart:series chart:style-name="ch8" chart:values-cell-range-address="Foglio1.C3:Foglio1.C7" chart:label-cell-address="Foglio1.C2:Foglio1.C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_Task</text:p>
                <draw:g>
                  <svg:desc>Foglio1.B2:Foglio1.B2</svg:desc>
                </draw:g>
              </table:table-cell>
              <table:table-cell office:value-type="string">
                <text:p>SI_Task</text:p>
                <draw:g>
                  <svg:desc>Foglio1.C2:Foglio1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A3:Foglio1.A7</svg:desc>
                </draw:g>
              </table:table-cell>
              <table:table-cell office:value-type="float" office:value="1677">
                <text:p>1677</text:p>
                <draw:g>
                  <svg:desc>Foglio1.B3:Foglio1.B7</svg:desc>
                </draw:g>
              </table:table-cell>
              <table:table-cell office:value-type="float" office:value="1889">
                <text:p>1889</text:p>
                <draw:g>
                  <svg:desc>Foglio1.C3:Foglio1.C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78">
                <text:p>87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85">
                <text:p>88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03">
                <text:p>903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02">
                <text:p>902</text:p>
              </table:table-cell>
              <table:table-cell office:value-type="float" office:value="989">
                <text:p>9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52cm" svg:y="3.954cm" style:legend-expansion="high" chart:style-name="ch2"/>
        <chart:plot-area chart:style-name="ch3" table:cell-range-address="Foglio1.A24:Foglio1.C29" chart:data-source-has-labels="both" svg:x="0.319cm" svg:y="0.18cm" svg:width="12.614cm" svg:height="8.645cm">
          <chartooo:coordinate-region svg:x="1.311cm" svg:y="0.379cm" svg:width="11.436cm" svg:height="7.799cm"/>
          <chart:axis chart:dimension="x" chart:name="primary-x" chart:style-name="ch4" chartooo:axis-type="auto">
            <chartooo:date-scale/>
            <chart:categories table:cell-range-address="Foglio1.A25:Foglio1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B25:Foglio1.B29" chart:label-cell-address="Foglio1.B24:Foglio1.B24" chart:class="chart:line">
            <chart:data-point chart:repeated="5"/>
          </chart:series>
          <chart:series chart:style-name="ch7" chart:values-cell-range-address="Foglio1.C25:Foglio1.C29" chart:label-cell-address="Foglio1.C24:Foglio1.C24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_Task</text:p>
                <draw:g>
                  <svg:desc>Foglio1.B24:Foglio1.B24</svg:desc>
                </draw:g>
              </table:table-cell>
              <table:table-cell office:value-type="string">
                <text:p>SI_Task</text:p>
                <draw:g>
                  <svg:desc>Foglio1.C24:Foglio1.C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A25:Foglio1.A29</svg:desc>
                </draw:g>
              </table:table-cell>
              <table:table-cell office:value-type="float" office:value="2998">
                <text:p>2998</text:p>
                <draw:g>
                  <svg:desc>Foglio1.B25:Foglio1.B29</svg:desc>
                </draw:g>
              </table:table-cell>
              <table:table-cell office:value-type="float" office:value="3366">
                <text:p>3366</text:p>
                <draw:g>
                  <svg:desc>Foglio1.C25:Foglio1.C2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58">
                <text:p>1558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69">
                <text:p>1569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96">
                <text:p>1596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02">
                <text:p>1602</text:p>
              </table:table-cell>
              <table:table-cell office:value-type="float" office:value="1752">
                <text:p>17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